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ee6ef" draw:textarea-horizontal-align="justify" draw:textarea-vertical-align="middle" draw:auto-grow-height="false" fo:min-height="17.734cm" fo:min-width="22.36cm"/>
    </style:style>
    <style:style style:name="gr2" style:family="graphic" style:parent-style-name="standard">
      <style:graphic-properties svg:stroke-color="#000000" draw:fill-color="#729fcf" draw:textarea-horizontal-align="justify" draw:textarea-vertical-align="middle" draw:auto-grow-height="false" fo:min-height="7.926cm" fo:min-width="5.957cm"/>
    </style:style>
    <style:style style:name="gr3" style:family="graphic" style:parent-style-name="standard">
      <style:graphic-properties svg:stroke-color="#000000" draw:fill-color="#cccccc" draw:textarea-horizontal-align="justify" draw:textarea-vertical-align="middle" draw:auto-grow-height="false" fo:min-height="13.669cm" fo:min-width="5.06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4.14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8cm" fo:min-width="1.2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8cm" fo:min-width="1.175cm"/>
    </style:style>
    <style:style style:name="gr7" style:family="graphic" style:parent-style-name="objectwithoutfill">
      <style:graphic-properties svg:stroke-width="0.035cm" draw:marker-start-width="0.253cm" draw:marker-end="Arrow" draw:marker-end-width="0.253cm" draw:fill="solid" draw:textarea-vertical-align="middle" fo:padding-top="0.143cm" fo:padding-bottom="0.143cm" fo:padding-left="0.268cm" fo:padding-right="0.268cm"/>
    </style:style>
    <style:style style:name="gr8" style:family="graphic" style:parent-style-name="standard">
      <style:graphic-properties draw:fill-color="#ffffd7" draw:textarea-horizontal-align="justify" draw:textarea-vertical-align="middle" draw:auto-grow-height="false" fo:min-height="0.068cm" fo:min-width="0cm"/>
    </style:style>
    <style:style style:name="gr9" style:family="graphic" style:parent-style-name="standard">
      <style:graphic-properties draw:fill-color="#ffffd7" draw:textarea-horizontal-align="justify" draw:textarea-vertical-align="middle" draw:auto-grow-height="false" fo:min-height="0.702cm" fo:min-width="0.0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1.58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8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cm"/>
    </style:style>
    <style:style style:name="gr14" style:family="graphic" style:parent-style-name="standard">
      <style:graphic-properties svg:stroke-width="0.035cm" svg:stroke-color="#c9211e" draw:marker-start-width="0.252cm" draw:marker-end-width="0.252cm" draw:textarea-vertical-align="middle" fo:padding-top="0.142cm" fo:padding-bottom="0.142cm" fo:padding-left="0.267cm" fo:padding-right="0.267cm"/>
    </style:style>
    <style:style style:name="gr15" style:family="graphic" style:parent-style-name="objectwithoutfill">
      <style:graphic-properties svg:stroke-width="0.035cm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svg:stroke-color="#224b12" draw:marker-start-width="0.252cm" draw:marker-end-width="0.252cm" draw:textarea-vertical-align="middle" fo:padding-top="0.142cm" fo:padding-bottom="0.142cm" fo:padding-left="0.267cm" fo:padding-right="0.267cm"/>
    </style:style>
    <style:style style:name="gr17" style:family="graphic" style:parent-style-name="objectwithoutfill">
      <style:graphic-properties svg:stroke-width="0.106cm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18" style:family="graphic" style:parent-style-name="standard">
      <style:graphic-properties draw:fill="solid" draw:fill-color="#ce181e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3cm" fo:min-width="0cm"/>
    </style:style>
    <style:style style:name="P1" style:family="paragraph">
      <loext:graphic-properties draw:fill-color="#dee6ef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729fcf"/>
      <style:paragraph-properties fo:text-align="center" style:writing-mode="lr-tb"/>
      <style:text-properties fo:font-size="24pt" style:font-size-asian="24pt" style:font-size-complex="24pt"/>
    </style:style>
    <style:style style:name="P4" style:family="paragraph">
      <loext:graphic-properties draw:fill-color="#cccccc"/>
      <style:paragraph-properties fo:text-align="center" style:writing-mode="lr-tb"/>
      <style:text-properties fo:font-size="24pt" style:font-size-asian="24pt" style:font-size-complex="24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 fo:font-weight="bold" style:font-weight-asian="bold" style:font-weight-complex="bold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-color="#ffffd7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18pt"/>
    </style:style>
    <style:style style:name="P11" style:family="paragraph">
      <loext:graphic-properties draw:fill="none" draw:fill-color="#ffffff"/>
      <style:paragraph-properties style:writing-mode="lr-tb"/>
      <style:text-properties fo:font-size="24pt" fo:font-weight="bold" style:font-weight-asian="bold" style:font-weight-complex="bold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14" style:family="paragraph">
      <loext:graphic-properties draw:fill="solid" draw:fill-color="#ce181e"/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Liberation Sans1" fo:font-size="24pt" fo:font-weight="bold" style:font-name-asian="Liberation Sans1" style:font-size-asian="24pt" style:font-weight-asian="bold" style:font-name-complex="Liberation Sans1" style:font-size-complex="24pt" style:font-weight-complex="bold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18pt"/>
    </style:style>
    <style:style style:name="T6" style:family="text">
      <style:text-properties fo:font-size="24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2.86cm" svg:height="17.984cm" svg:x="5.461cm" svg:y="0.5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7" draw:id="id7" draw:layer="layout" svg:width="6.457cm" svg:height="8.176cm" svg:x="19.832cm" svg:y="3.683cm">
          <text:p text:style-name="P2"><text:span text:style-name="T1">Sample</text:span></text:p>
          <text:p text:style-name="P2"><text:span text:style-name="T1">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6" draw:id="id6" draw:layer="layout" svg:width="5.568cm" svg:height="13.919cm" svg:x="6.845cm" svg:y="1.879cm">
          <text:p text:style-name="P2"><text:span text:style-name="T1">Register</text:span></text:p>
          <text:p text:style-name="P2"><text:span text:style-name="T1">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6" xml:id="id8" draw:id="id8" draw:layer="layout" svg:width="4.646cm" svg:height="3.083cm" svg:x="0.128cm" svg:y="7.287cm">
          <draw:text-box>
            <text:p text:style-name="P5"><text:span text:style-name="T2">CPU i</text:span><text:span text:style-name="T3">/f</text:span></text:p>
            <text:p text:style-name="P5"><text:span text:style-name="T3">(Native or </text:span></text:p>
            <text:p text:style-name="P5"><text:span text:style-name="T3">AXI4 Lite)</text:span></text:p>
          </draw:text-box>
        </draw:frame>
        <draw:frame draw:style-name="gr5" draw:text-style-name="P7" xml:id="id1" draw:id="id1" draw:layer="layout" svg:width="1.78cm" svg:height="1.558cm" svg:x="1.52cm" svg:y="15.961cm">
          <draw:text-box>
            <text:p text:style-name="P5"><text:span text:style-name="T4">clk</text:span></text:p>
          </draw:text-box>
        </draw:frame>
        <draw:frame draw:style-name="gr6" draw:text-style-name="P7" xml:id="id5" draw:id="id5" draw:layer="layout" svg:width="1.675cm" svg:height="1.558cm" svg:x="1.52cm" svg:y="17.161cm">
          <draw:text-box>
            <text:p text:style-name="P5"><text:span text:style-name="T4">rst</text:span></text:p>
          </draw:text-box>
        </draw:frame>
        <draw:line draw:style-name="gr7" draw:text-style-name="P8" draw:layer="layout" svg:x1="30.012cm" svg:y1="5.106cm" svg:x2="26.356cm" svg:y2="5.106cm">
          <text:p/>
        </draw:line>
        <draw:custom-shape draw:style-name="gr8" draw:text-style-name="P9" xml:id="id2" draw:id="id2" draw:layer="layout" svg:width="0.567cm" svg:height="0.952cm" draw:transform="rotate (1.58039563768087) translate (11.479cm 15.2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9" xml:id="id4" draw:id="id4" draw:layer="layout" svg:width="0.567cm" svg:height="0.952cm" svg:x="20.955cm" svg:y="10.986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text-style-name="P10" draw:layer="layout" svg:width="2.75cm" svg:height="0.962cm" svg:x="12.7cm" svg:y="3.61cm">
          <draw:text-box>
            <text:p><text:span text:style-name="T5">enabled</text:span></text:p>
          </draw:text-box>
        </draw:frame>
        <draw:frame draw:style-name="gr11" draw:text-style-name="P10" draw:layer="layout" svg:width="2.085cm" svg:height="0.962cm" svg:x="17.78cm" svg:y="8.817cm">
          <draw:text-box>
            <text:p><text:span text:style-name="T5">data</text:span></text:p>
          </draw:text-box>
        </draw:frame>
        <draw:frame draw:style-name="gr12" draw:text-style-name="P10" draw:layer="layout" svg:width="3.288cm" svg:height="0.962cm" svg:x="12.714cm" svg:y="4.88cm">
          <draw:text-box>
            <text:p><text:span text:style-name="T5">soft_reset</text:span></text:p>
          </draw:text-box>
        </draw:frame>
        <draw:frame draw:style-name="gr13" draw:text-style-name="P11" draw:layer="layout" svg:width="3.001cm" svg:height="2.139cm" svg:x="29.832cm" svg:y="4.438cm">
          <draw:text-box>
            <text:p><text:span text:style-name="T6">signal</text:span></text:p>
          </draw:text-box>
        </draw:frame>
        <draw:connector draw:style-name="gr14" draw:text-style-name="P12" draw:layer="layout" draw:line-skew="5.734cm" svg:x1="3.3cm" svg:y1="16.74cm" svg:x2="12.43cm" svg:y2="14.997cm" draw:start-shape="id1" draw:end-shape="id2" draw:end-glue-point="7" svg:d="M3300 16740h15367v-1743h-6237" svg:viewBox="0 0 15368 1744">
          <text:p/>
        </draw:connector>
        <draw:connector draw:style-name="gr14" draw:text-style-name="P12" draw:layer="layout" draw:line-skew="1.587cm" svg:x1="18.669cm" svg:y1="14.859cm" svg:x2="21.239cm" svg:y2="11.938cm" draw:start-shape="id3" draw:start-glue-point="4" draw:end-shape="id4" draw:end-glue-point="7" svg:d="M18669 14859v127h2570v-3048" svg:viewBox="0 0 2571 3049">
          <text:p/>
        </draw:connector>
        <draw:line draw:style-name="gr15" draw:text-style-name="P8" draw:layer="layout" svg:x1="19.685cm" svg:y1="11.176cm" svg:x2="12.446cm" svg:y2="11.176cm">
          <text:p/>
        </draw:line>
        <draw:line draw:style-name="gr15" draw:text-style-name="P8" draw:layer="layout" svg:x1="12.573cm" svg:y1="4.699cm" svg:x2="19.812cm" svg:y2="4.699cm">
          <text:p/>
        </draw:line>
        <draw:connector draw:style-name="gr16" draw:text-style-name="P12" draw:layer="layout" svg:x1="3.195cm" svg:y1="17.94cm" svg:x2="9.629cm" svg:y2="15.798cm" draw:start-shape="id5" draw:start-glue-point="1" draw:end-shape="id6" draw:end-glue-point="2" svg:d="M3195 17940h6434v-2142" svg:viewBox="0 0 6435 2143">
          <text:p/>
        </draw:connector>
        <draw:connector draw:style-name="gr16" draw:text-style-name="P12" draw:layer="layout" svg:x1="3.195cm" svg:y1="17.94cm" svg:x2="23.06cm" svg:y2="11.859cm" draw:start-shape="id5" draw:start-glue-point="1" draw:end-shape="id7" draw:end-glue-point="2" svg:d="M3195 17940h19865v-6081" svg:viewBox="0 0 19866 6082">
          <text:p/>
        </draw:connector>
        <draw:connector draw:style-name="gr17" draw:text-style-name="P8" draw:layer="layout" draw:type="line" svg:x1="4.774cm" svg:y1="8.828cm" svg:x2="6.845cm" svg:y2="8.838cm" draw:start-shape="id8" draw:start-glue-point="1" draw:end-shape="id6" draw:end-glue-point="3" svg:d="M4774 8828l2071 10" svg:viewBox="0 0 2072 11">
          <text:p/>
        </draw:connector>
        <draw:frame draw:style-name="gr13" draw:text-style-name="P13" draw:layer="layout" svg:width="3.32cm" svg:height="2.139cm" svg:x="29.948cm" svg:y="7.168cm">
          <draw:text-box>
            <text:p><text:span text:style-name="T3">trigger</text:span></text:p>
          </draw:text-box>
        </draw:frame>
        <draw:line draw:style-name="gr7" draw:text-style-name="P8" draw:layer="layout" svg:x1="30.04cm" svg:y1="7.906cm" svg:x2="26.357cm" svg:y2="7.906cm">
          <text:p/>
        </draw:line>
        <draw:custom-shape draw:style-name="gr18" draw:text-style-name="P14" xml:id="id3" draw:id="id3" draw:layer="layout" svg:width="0.254cm" svg:height="0.254cm" svg:x="18.542cm" svg:y="14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8" draw:layer="layout" svg:x1="12.573cm" svg:y1="5.842cm" svg:x2="19.812cm" svg:y2="5.842cm">
          <text:p/>
        </draw:line>
        <draw:line draw:style-name="gr15" draw:text-style-name="P8" draw:layer="layout" svg:x1="19.685cm" svg:y1="9.779cm" svg:x2="12.446cm" svg:y2="9.779cm">
          <text:p/>
        </draw:line>
        <draw:line draw:style-name="gr15" draw:text-style-name="P8" draw:layer="layout" svg:x1="19.695cm" svg:y1="11.176cm" svg:x2="12.456cm" svg:y2="11.176cm">
          <text:p/>
        </draw:line>
        <draw:frame draw:style-name="gr19" draw:text-style-name="P10" draw:layer="layout" svg:width="2.86cm" svg:height="0.962cm" svg:x="16.764cm" svg:y="10.087cm">
          <draw:text-box>
            <text:p><text:span text:style-name="T5">samples</text:span></text:p>
          </draw:text-box>
        </draw:frame>
        <draw:frame draw:style-name="gr12" draw:text-style-name="P10" draw:layer="layout" svg:width="4.024cm" svg:height="0.962cm" svg:x="12.714cm" svg:y="6.223cm">
          <draw:text-box>
            <text:p><text:span text:style-name="T5">trigger_typet</text:span></text:p>
          </draw:text-box>
        </draw:frame>
        <draw:line draw:style-name="gr15" draw:text-style-name="P8" draw:layer="layout" svg:x1="12.573cm" svg:y1="7.185cm" svg:x2="19.812cm" svg:y2="7.185cm">
          <text:p/>
        </draw:line>
        <draw:frame draw:style-name="gr20" draw:text-style-name="P13" draw:layer="layout" svg:width="3.247cm" svg:height="3.083cm" svg:x="30.021cm" svg:y="9.327cm">
          <draw:text-box>
            <text:p><text:span text:style-name="T3">signal clk</text:span></text:p>
          </draw:text-box>
        </draw:frame>
        <draw:line draw:style-name="gr7" draw:text-style-name="P8" draw:layer="layout" svg:x1="30.113cm" svg:y1="10.465cm" svg:x2="26.43cm" svg:y2="10.465cm">
          <text:p/>
        </draw:line>
        <draw:line draw:style-name="gr15" draw:text-style-name="P8" draw:layer="layout" svg:x1="12.573cm" svg:y1="8.509cm" svg:x2="19.812cm" svg:y2="8.509cm">
          <text:p/>
        </draw:line>
        <draw:frame draw:style-name="gr10" draw:text-style-name="P10" draw:layer="layout" svg:width="2.051cm" svg:height="0.962cm" svg:x="12.681cm" svg:y="7.493cm">
          <draw:text-box>
            <text:p><text:span text:style-name="T5">inde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3.274cm" fo:page-height="19.63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19T17:27:12.558650166</meta:creation-date>
    <dc:date>2021-06-11T15:59:40.417124974</dc:date>
    <meta:editing-duration>PT15H36M51S</meta:editing-duration>
    <meta:editing-cycles>40</meta:editing-cycles>
    <meta:generator>LibreOffice/6.0.7.3$Linux_X86_64 LibreOffice_project/00m0$Build-3</meta:generator>
    <meta:document-statistic meta:object-count="33"/>
  </office:meta>
</office:document-meta>
</file>